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77cm" fo:min-width="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7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71cm" fo:min-width="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1.9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59cm" fo:min-width="2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47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2.4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471cm" fo:min-width="2.479cm"/>
    </style:style>
    <style:style style:name="gr19" style:family="graphic" style:parent-style-name="standard">
      <style:graphic-properties draw:stroke="none" draw:fill="none" fo:min-height="5.154cm"/>
      <style:paragraph-properties style:writing-mode="lr-tb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.2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4.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4.5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28" style:family="graphic" style:parent-style-name="standard">
      <style:graphic-properties draw:stroke="none" draw:fill="none" fo:min-height="8.54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4.5cm"/>
    </style:style>
    <style:style style:name="gr30" style:family="graphic" style:parent-style-name="standard">
      <style:graphic-properties draw:stroke="none" draw:fill="none" fo:min-height="3.547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4.5cm"/>
    </style:style>
    <style:style style:name="gr32" style:family="graphic" style:parent-style-name="standard">
      <style:graphic-properties draw:stroke="none" draw:fill="none" fo:min-height="7.121cm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2.917cm" fo:min-width="4.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gr35" style:family="graphic" style:parent-style-name="standard">
      <style:graphic-properties draw:stroke="none" draw:fill="none" fo:min-height="2.417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8.333cm" fo:min-width="4.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4.5cm"/>
    </style:style>
    <style:style style:name="gr38" style:family="graphic" style:parent-style-name="standard">
      <style:graphic-properties draw:stroke="none" draw:fill="none" fo:min-height="7.83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.5cm" svg:height="1.827cm" svg:x="2.021cm" svg:y="8.6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2.021cm" svg:y="8.67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cm" svg:height="1.827cm" svg:x="2cm" svg:y="9.173cm">
          <draw:text-box>
            <text:p><text:span text:style-name="T2">id_cmde</text:span></text:p>
            <text:p><text:span text:style-name="T2">date</text:span></text:p>
            <text:p><text:span text:style-name="T2"/></text:p>
          </draw:text-box>
        </draw:frame>
        <draw:custom-shape draw:style-name="gr4" draw:text-style-name="P1" draw:layer="layout" svg:width="2cm" svg:height="4cm" svg:x="1.5cm" svg:y="0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0.5cm" svg:x="1.5cm" svg:y="0.70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21cm" svg:height="3.797cm" svg:x="1.479cm" svg:y="1.203cm">
          <draw:text-box>
            <text:p><text:span text:style-name="T2">id_client</text:span></text:p>
            <text:p><text:span text:style-name="T2">nom</text:span></text:p>
            <text:p><text:span text:style-name="T2">prenom</text:span></text:p>
            <text:p><text:span text:style-name="T2">pseudo</text:span></text:p>
            <text:p><text:span text:style-name="T2">mail</text:span></text:p>
            <text:p><text:span text:style-name="T2">mdp</text:span></text:p>
            <text:p><text:span text:style-name="T2">adresse</text:span></text:p>
            <text:p><text:span text:style-name="T2">telephone</text:span></text:p>
          </draw:text-box>
        </draw:frame>
        <draw:custom-shape draw:style-name="gr7" draw:text-style-name="P1" draw:layer="layout" svg:width="4.5cm" svg:height="1.221cm" svg:x="7.021cm" svg:y="11.7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0.5cm" svg:x="7.021cm" svg:y="11.779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21cm" svg:height="2.221cm" svg:x="7cm" svg:y="12.279cm">
          <draw:text-box>
            <text:p><text:span text:style-name="T2">qte</text:span></text:p>
            <text:p><text:span text:style-name="T2"/></text:p>
          </draw:text-box>
        </draw:frame>
        <draw:custom-shape draw:style-name="gr10" draw:text-style-name="P1" draw:layer="layout" svg:width="2.5cm" svg:height="3cm" svg:x="14.521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479cm" svg:height="0.5cm" svg:x="14.521cm" svg:y="5.5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5cm" svg:height="2.615cm" svg:x="14.5cm" svg:y="6cm">
          <draw:text-box>
            <text:p><text:span text:style-name="T2">id_produit</text:span></text:p>
            <text:p><text:span text:style-name="T2">nom</text:span></text:p>
            <text:p><text:span text:style-name="T2">prix</text:span></text:p>
            <text:p><text:span text:style-name="T2">Description</text:span></text:p>
            <text:p><text:span text:style-name="T2">disponibilite</text:span></text:p>
            <text:p><text:span text:style-name="T2"/></text:p>
          </draw:text-box>
        </draw:frame>
        <draw:custom-shape draw:style-name="gr13" draw:text-style-name="P1" draw:layer="layout" svg:width="3cm" svg:height="1.509cm" svg:x="18cm" svg:y="1.5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cm" svg:height="0.5cm" svg:x="18cm" svg:y="1.567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21cm" svg:height="1.827cm" svg:x="17.979cm" svg:y="2.073cm">
          <draw:text-box>
            <text:p><text:span text:style-name="T2">id_categorie</text:span></text:p>
            <text:p><text:span text:style-name="T2">nom_categorie</text:span></text:p>
            <text:p><text:span text:style-name="T2"/></text:p>
          </draw:text-box>
        </draw:frame>
        <draw:custom-shape draw:style-name="gr15" draw:text-style-name="P1" draw:layer="layout" svg:width="2.979cm" svg:height="1.5cm" svg:x="13.021cm" svg:y="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979cm" svg:height="0.5cm" svg:x="13.021cm" svg:y="1.5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cm" svg:height="1.433cm" svg:x="13cm" svg:y="2cm">
          <draw:text-box>
            <text:p><text:span text:style-name="T2">chemin_image</text:span></text:p>
            <text:p><text:span text:style-name="T2"/></text:p>
            <text:p><text:span text:style-name="T2"/></text:p>
          </draw:text-box>
        </draw:frame>
        <draw:custom-shape draw:style-name="gr18" draw:text-style-name="P1" draw:layer="layout" svg:width="2.979cm" svg:height="2.721cm" svg:x="8.521cm" svg:y="1.3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979cm" svg:height="0.5cm" svg:x="8.521cm" svg:y="1.376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cm" svg:height="2.221cm" svg:x="8.5cm" svg:y="1.876cm">
          <draw:text-box>
            <text:p><text:span text:style-name="T2">id_avis_client</text:span></text:p>
            <text:p><text:span text:style-name="T2">date_avis</text:span></text:p>
            <text:p><text:span text:style-name="T2">Note</text:span></text:p>
            <text:p><text:span text:style-name="T2">Titre</text:span></text:p>
            <text:p><text:span text:style-name="T2">contenu</text:span></text:p>
          </draw:text-box>
        </draw:frame>
        <draw:frame draw:style-name="gr19" draw:text-style-name="P6" draw:layer="layout" svg:width="13.5cm" svg:height="5.404cm" svg:x="14.5cm" svg:y="10.246cm">
          <draw:text-box>
            <text:p><text:span text:style-name="T2">Client (</text:span><text:span text:style-name="T3">id_client</text:span><text:span text:style-name="T2">, nom, prenom, pseudo, mail, mdp, adresse, telephone)</text:span></text:p>
            <text:p><text:span text:style-name="T2"/></text:p>
            <text:p><text:span text:style-name="T2">Commande (</text:span><text:span text:style-name="T3">id_cmde</text:span><text:span text:style-name="T2">, #id_client, date)</text:span></text:p>
            <text:p><text:span text:style-name="T2"/></text:p>
            <text:p><text:span text:style-name="T2">Ligne_de_commande (#id_cmde, #id_produit, qte)</text:span></text:p>
            <text:p><text:span text:style-name="T2"/></text:p>
            <text:p><text:span text:style-name="T2">Produit (</text:span><text:span text:style-name="T3">id_produit</text:span><text:span text:style-name="T2">, nom, prix, #id_categorie, description, disponibilite)</text:span></text:p>
            <text:p><text:span text:style-name="T2"/></text:p>
            <text:p><text:span text:style-name="T2">Categorie (</text:span><text:span text:style-name="T3">id_categorie</text:span><text:span text:style-name="T2">, nom_categorie)</text:span></text:p>
            <text:p><text:span text:style-name="T2"/></text:p>
            <text:p><text:span text:style-name="T2">Image_produit (#id_produit, chemin_image)</text:span></text:p>
            <text:p><text:span text:style-name="T2"/></text:p>
            <text:p text:style-name="P5"><text:span text:style-name="T4">Avis_client (</text:span><text:span text:style-name="T3">id_avis_client</text:span><text:span text:style-name="T2">, #id_produit, date_avis, #id_client, Note, Titre, contenu)</text:span></text:p>
          </draw:text-box>
        </draw:frame>
        <draw:line draw:style-name="gr20" draw:text-style-name="P7" draw:layer="layout" svg:x1="2.5cm" svg:y1="4.703cm" svg:x2="3cm" svg:y2="6cm">
          <text:p/>
        </draw:line>
        <draw:line draw:style-name="gr20" draw:text-style-name="P7" draw:layer="layout" svg:x1="3.5cm" svg:y1="7cm" svg:x2="4cm" svg:y2="8.673cm">
          <text:p/>
        </draw:line>
        <draw:custom-shape draw:style-name="gr21" draw:text-style-name="P3" draw:layer="layout" svg:width="2.5cm" svg:height="1cm" svg:x="2cm" svg:y="6cm">
          <text:p text:style-name="P2"><text:span text:style-name="T1">pas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2.5cm" svg:y="12cm">
          <text:p text:style-name="P2"><text:span text:style-name="T1">conten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3.5cm" svg:y1="10.5cm" svg:x2="3.5cm" svg:y2="12cm">
          <text:p/>
        </draw:line>
        <draw:line draw:style-name="gr20" draw:text-style-name="P7" draw:layer="layout" svg:x1="5cm" svg:y1="12.5cm" svg:x2="7cm" svg:y2="12.5cm">
          <text:p/>
        </draw:line>
        <draw:line draw:style-name="gr20" draw:text-style-name="P7" draw:layer="layout" svg:x1="10cm" svg:y1="11.779cm" svg:x2="11cm" svg:y2="10.5cm">
          <text:p/>
        </draw:line>
        <draw:custom-shape draw:style-name="gr21" draw:text-style-name="P3" draw:layer="layout" svg:width="2.5cm" svg:height="1cm" svg:x="10cm" svg:y="9.5cm">
          <text:p text:style-name="P2"><text:span text:style-name="T1">conce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2.5cm" svg:y1="9.779cm" svg:x2="14.5cm" svg:y2="8.5cm">
          <text:p/>
        </draw:line>
        <draw:line draw:style-name="gr20" draw:text-style-name="P7" draw:layer="layout" svg:x1="17.021cm" svg:y1="6.5cm" svg:x2="18.5cm" svg:y2="5.2cm">
          <text:p/>
        </draw:line>
        <draw:line draw:style-name="gr20" draw:text-style-name="P7" draw:layer="layout" svg:x1="19cm" svg:y1="4.2cm" svg:x2="19cm" svg:y2="3.076cm">
          <text:p/>
        </draw:line>
        <draw:line draw:style-name="gr20" draw:text-style-name="P7" draw:layer="layout" svg:x1="14.5cm" svg:y1="4cm" svg:x2="14cm" svg:y2="3cm">
          <text:p/>
        </draw:line>
        <draw:line draw:style-name="gr20" draw:text-style-name="P7" draw:layer="layout" svg:x1="16cm" svg:y1="5.5cm" svg:x2="15.5cm" svg:y2="4.5cm">
          <text:p/>
        </draw:line>
        <draw:line draw:style-name="gr20" draw:text-style-name="P7" draw:layer="layout" svg:x1="10.5cm" svg:y1="5cm" svg:x2="9.5cm" svg:y2="4.097cm">
          <text:p/>
        </draw:line>
        <draw:line draw:style-name="gr20" draw:text-style-name="P7" draw:layer="layout" svg:x1="14.5cm" svg:y1="6.5cm" svg:x2="12.5cm" svg:y2="5.5cm">
          <text:p/>
        </draw:line>
        <draw:line draw:style-name="gr20" draw:text-style-name="P7" draw:layer="layout" svg:x1="8.521cm" svg:y1="2.903cm" svg:x2="7.5cm" svg:y2="3cm">
          <text:p/>
        </draw:line>
        <draw:line draw:style-name="gr20" draw:text-style-name="P7" draw:layer="layout" svg:x1="5cm" svg:y1="3cm" svg:x2="3.479cm" svg:y2="3cm">
          <text:p/>
        </draw:line>
        <draw:custom-shape draw:style-name="gr21" draw:text-style-name="P3" draw:layer="layout" svg:width="2.5cm" svg:height="1cm" svg:x="5cm" svg:y="2.5cm">
          <text:p text:style-name="P8"><text:span text:style-name="T1">apparten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0cm" svg:y="4.9cm">
          <text:p text:style-name="P2"><text:span text:style-name="T1">avo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3.5cm" svg:y="4cm">
          <text:p text:style-name="P2"><text:span text:style-name="T1">avo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2.5cm" svg:height="1cm" svg:x="17.4cm" svg:y="4.2cm">
          <text:p text:style-name="P2"><text:span text:style-name="T1">apparten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" draw:layer="layout" svg:width="1cm" svg:height="0.797cm" svg:x="2.5cm" svg:y="4.703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3cm" svg:y="8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2.5cm" svg:y="10.5cm">
          <draw:text-box>
            <text:p><text:span text:style-name="T2">1,n</text:span></text:p>
          </draw:text-box>
        </draw:frame>
        <draw:frame draw:style-name="gr22" draw:text-style-name="P4" draw:layer="layout" svg:width="1cm" svg:height="0.797cm" svg:x="6.4cm" svg:y="12.5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9.5cm" svg:y="11.2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4cm" svg:y="8.5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6.921cm" svg:y="6.4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19cm" svg:y="3.103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5.8cm" svg:y="4.9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14cm" svg:y="3cm">
          <draw:text-box>
            <text:p><text:span text:style-name="T2">1</text:span></text:p>
          </draw:text-box>
        </draw:frame>
        <draw:frame draw:style-name="gr23" draw:text-style-name="P4" draw:layer="layout" svg:width="1cm" svg:height="0.798cm" svg:x="13.5cm" svg:y="6.3cm">
          <draw:text-box>
            <text:p><text:span text:style-name="T2">0,n</text:span></text:p>
          </draw:text-box>
        </draw:frame>
        <draw:frame draw:style-name="gr22" draw:text-style-name="P4" draw:layer="layout" svg:width="1cm" svg:height="0.797cm" svg:x="9cm" svg:y="4.00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7.9cm" svg:y="2.3cm">
          <draw:text-box>
            <text:p><text:span text:style-name="T2">1</text:span></text:p>
          </draw:text-box>
        </draw:frame>
        <draw:frame draw:style-name="gr22" draw:text-style-name="P4" draw:layer="layout" svg:width="1cm" svg:height="0.797cm" svg:x="3.4cm" svg:y="2.4cm">
          <draw:text-box>
            <text:p><text:span text:style-name="T2">0,n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5" draw:text-style-name="P1" draw:layer="layout" svg:width="5cm" svg:height="4cm" svg:x="0.2cm" svg:y="0.2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0.2cm" svg:y="0.203cm"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5cm" svg:height="6cm" svg:x="0.2cm" svg:y="4cm">
          <text:p/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5cm" svg:height="9.151cm" svg:x="0.1cm" svg:y="0.703cm">
          <draw:text-box>
            <text:p><text:span text:style-name="T5">+id_client : int</text:span></text:p>
            <text:p text:style-name="P5"><text:span text:style-name="T6">+nom</text:span><text:span text:style-name="T5"> : string</text:span></text:p>
            <text:p text:style-name="P5"><text:span text:style-name="T6">+prenom</text:span><text:span text:style-name="T5"> : string</text:span></text:p>
            <text:p text:style-name="P5"><text:span text:style-name="T6">+pseudo</text:span><text:span text:style-name="T5"> : string</text:span></text:p>
            <text:p text:style-name="P5"><text:span text:style-name="T6">+mail</text:span><text:span text:style-name="T5"> : string</text:span></text:p>
            <text:p text:style-name="P5"><text:span text:style-name="T6">+mdp</text:span><text:span text:style-name="T5"> : string</text:span></text:p>
            <text:p text:style-name="P5"><text:span text:style-name="T6">+adresse</text:span><text:span text:style-name="T5"> : string</text:span></text:p>
            <text:p text:style-name="P5"><text:span text:style-name="T6">+telephone</text:span><text:span text:style-name="T5"> : int</text:span></text:p>
            <text:p><text:span text:style-name="T7"/></text:p>
            <text:p><text:span text:style-name="T6">getIdClient</text:span><text:span text:style-name="T7"> () : int</text:span></text:p>
            <text:p text:style-name="P5"><text:span text:style-name="T6">getNom () </text:span><text:span text:style-name="T7">: string</text:span></text:p>
            <text:p text:style-name="P5"><text:span text:style-name="T6">getPrenom ()</text:span><text:span text:style-name="T7"> : string</text:span></text:p>
            <text:p text:style-name="P5"><text:span text:style-name="T6">getPseudo ()</text:span><text:span text:style-name="T7"> : string</text:span></text:p>
            <text:p text:style-name="P5"><text:span text:style-name="T6">getMail ()</text:span><text:span text:style-name="T7"> : string</text:span></text:p>
            <text:p text:style-name="P5"><text:span text:style-name="T6">getTelephone ()</text:span><text:span text:style-name="T7"> : int</text:span></text:p>
            <text:p text:style-name="P5"><text:span text:style-name="T6">getAdresse ()</text:span><text:span text:style-name="T7"> : string</text:span></text:p>
            <text:p text:style-name="P5"><text:span text:style-name="T6">getMdp ()</text:span><text:span text:style-name="T7"> : string</text:span></text:p>
            <text:p text:style-name="P5"><text:span text:style-name="T6">setIdClient (id)</text:span><text:span text:style-name="T7"> : void</text:span></text:p>
            <text:p text:style-name="P5"><text:span text:style-name="T6">setNom (nom) : </text:span><text:span text:style-name="T7">void</text:span></text:p>
            <text:p text:style-name="P5"><text:span text:style-name="T6">setPrenom (prenom) : </text:span><text:span text:style-name="T7">void</text:span></text:p>
            <text:p text:style-name="P5"><text:span text:style-name="T6">setPseudo (pseudo) : </text:span><text:span text:style-name="T7">void</text:span></text:p>
            <text:p text:style-name="P5"><text:span text:style-name="T6">setMail (mail) : </text:span><text:span text:style-name="T7">void</text:span></text:p>
            <text:p text:style-name="P5"><text:span text:style-name="T6">setTelephone (telephone) : </text:span><text:span text:style-name="T7">void</text:span></text:p>
            <text:p text:style-name="P5"><text:span text:style-name="T6">setAdresse (adresse) : </text:span><text:span text:style-name="T7">void</text:span></text:p>
            <text:p text:style-name="P5"><text:span text:style-name="T6">setMdp (mdp) : </text:span><text:span text:style-name="T7">void</text:span></text:p>
          </draw:text-box>
        </draw:frame>
        <draw:custom-shape draw:style-name="gr25" draw:text-style-name="P1" draw:layer="layout" svg:width="5cm" svg:height="4cm" svg:x="6.1cm" svg:y="0.20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6.1cm" svg:y="0.203cm">
          <text:p text:style-name="P2"><text:span text:style-name="T1">Command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cm" svg:height="2.5cm" svg:x="6.1cm" svg:y="2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5cm" svg:height="4.167cm" svg:x="6cm" svg:y="0.703cm">
          <draw:text-box>
            <text:p><text:span text:style-name="T5">+id_cmde : int</text:span></text:p>
            <text:p text:style-name="P5"><text:span text:style-name="T6">+id_client </text:span><text:span text:style-name="T5">: int</text:span></text:p>
            <text:p text:style-name="P5"><text:span text:style-name="T6">+date </text:span><text:span text:style-name="T5">: date</text:span></text:p>
            <text:p><text:span text:style-name="T7"/></text:p>
            <text:p><text:span text:style-name="T7">getIdCmde () : int</text:span></text:p>
            <text:p text:style-name="P5"><text:span text:style-name="T6">getIdClient () </text:span><text:span text:style-name="T7">: int</text:span></text:p>
            <text:p text:style-name="P5"><text:span text:style-name="T6">getPrenom ()</text:span><text:span text:style-name="T7"> : date</text:span></text:p>
            <text:p text:style-name="P5"><text:span text:style-name="T6">setIdCmde (id)</text:span><text:span text:style-name="T7"> : void</text:span></text:p>
            <text:p text:style-name="P5"><text:span text:style-name="T6">setIdClient (id) : </text:span><text:span text:style-name="T7">void</text:span></text:p>
            <text:p text:style-name="P5"><text:span text:style-name="T6">setDate (date) : </text:span><text:span text:style-name="T7">void</text:span></text:p>
            <text:p text:style-name="P5"><text:span text:style-name="T7"/></text:p>
          </draw:text-box>
        </draw:frame>
        <draw:custom-shape draw:style-name="gr25" draw:text-style-name="P1" draw:layer="layout" svg:width="5cm" svg:height="4cm" svg:x="11.6cm" svg:y="0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11.6cm" svg:y="0.333cm">
          <text:p text:style-name="P2"><text:span text:style-name="T1">Ligne_de_command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cm" svg:height="2.5cm" svg:x="11.6cm" svg:y="2.13cm">
          <text:p/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5cm" svg:height="4.167cm" svg:x="11.5cm" svg:y="0.833cm">
          <draw:text-box>
            <text:p><text:span text:style-name="T5">+id_cmde : int</text:span></text:p>
            <text:p text:style-name="P5"><text:span text:style-name="T6">+id_produit </text:span><text:span text:style-name="T5">: int</text:span></text:p>
            <text:p text:style-name="P5"><text:span text:style-name="T6">+qte </text:span><text:span text:style-name="T5">: int</text:span></text:p>
            <text:p><text:span text:style-name="T7"/></text:p>
            <text:p><text:span text:style-name="T6">getIdCmde</text:span><text:span text:style-name="T7"> () : int</text:span></text:p>
            <text:p text:style-name="P5"><text:span text:style-name="T6">getIdProduit () </text:span><text:span text:style-name="T7">: int</text:span></text:p>
            <text:p text:style-name="P5"><text:span text:style-name="T6">getQte ()</text:span><text:span text:style-name="T7"> : int</text:span></text:p>
            <text:p text:style-name="P5"><text:span text:style-name="T6">setIdCmde (id)</text:span><text:span text:style-name="T7"> : void</text:span></text:p>
            <text:p text:style-name="P5"><text:span text:style-name="T6">setIdProduit (id) : </text:span><text:span text:style-name="T7">void</text:span></text:p>
            <text:p text:style-name="P5"><text:span text:style-name="T6">setQte (qte) : </text:span><text:span text:style-name="T7">void</text:span></text:p>
            <text:p text:style-name="P5"><text:span text:style-name="T7"/></text:p>
          </draw:text-box>
        </draw:frame>
        <draw:custom-shape draw:style-name="gr25" draw:text-style-name="P1" draw:layer="layout" svg:width="5cm" svg:height="4cm" svg:x="17.1cm" svg:y="0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17.1cm" svg:y="0.333cm">
          <text:p text:style-name="P2"><text:span text:style-name="T1">Produit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5cm" svg:height="4.8cm" svg:x="17.1cm" svg:y="3.2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5.5cm" svg:height="7.371cm" svg:x="17cm" svg:y="0.833cm">
          <draw:text-box>
            <text:p><text:span text:style-name="T6">+id_produit </text:span><text:span text:style-name="T5">: int</text:span></text:p>
            <text:p text:style-name="P5"><text:span text:style-name="T6">+nom : string</text:span></text:p>
            <text:p text:style-name="P5"><text:span text:style-name="T6">+prix : int</text:span></text:p>
            <text:p text:style-name="P5"><text:span text:style-name="T6">+id_categorie : int</text:span></text:p>
            <text:p text:style-name="P5"><text:span text:style-name="T6">+description : string</text:span></text:p>
            <text:p text:style-name="P5"><text:span text:style-name="T6">+dispo : bool</text:span></text:p>
            <text:p><text:span text:style-name="T7"/></text:p>
            <text:p text:style-name="P5"><text:span text:style-name="T6">getIdProduit () </text:span><text:span text:style-name="T7">: int</text:span></text:p>
            <text:p text:style-name="P5"><text:span text:style-name="T6">getNom ()</text:span><text:span text:style-name="T7"> : string</text:span></text:p>
            <text:p text:style-name="P5"><text:span text:style-name="T6">getPrix ()</text:span><text:span text:style-name="T7"> : int</text:span></text:p>
            <text:p text:style-name="P5"><text:span text:style-name="T6">getIdCategorie ()</text:span><text:span text:style-name="T7"> : int</text:span></text:p>
            <text:p text:style-name="P5"><text:span text:style-name="T6">getDescription ()</text:span><text:span text:style-name="T7"> : string</text:span></text:p>
            <text:p text:style-name="P5"><text:span text:style-name="T6">getDispo ()</text:span><text:span text:style-name="T7"> : bool</text:span></text:p>
            <text:p text:style-name="P5"><text:span text:style-name="T6">setIdProduit (id) : </text:span><text:span text:style-name="T7">void</text:span></text:p>
            <text:p text:style-name="P5"><text:span text:style-name="T6">setNom (nom) : </text:span><text:span text:style-name="T7">void</text:span></text:p>
            <text:p text:style-name="P5"><text:span text:style-name="T6">setPrix (prix) : </text:span><text:span text:style-name="T7">void</text:span></text:p>
            <text:p text:style-name="P5"><text:span text:style-name="T6">setIdCategorie (id) : </text:span><text:span text:style-name="T7">void</text:span></text:p>
            <text:p text:style-name="P5"><text:span text:style-name="T6">setDescription (description) : </text:span><text:span text:style-name="T7">void</text:span></text:p>
            <text:p text:style-name="P5"><text:span text:style-name="T6">setDispo (dispo) : </text:span><text:span text:style-name="T7">void</text:span></text:p>
          </draw:text-box>
        </draw:frame>
        <draw:custom-shape draw:style-name="gr33" draw:text-style-name="P1" draw:layer="layout" svg:width="5cm" svg:height="3.167cm" svg:x="22.6cm" svg:y="0.3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22.6cm" svg:y="0.333cm">
          <text:p text:style-name="P2"><text:span text:style-name="T1">Categorie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1.6cm" svg:x="22.6cm" svg:y="1.9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.5cm" svg:height="2.743cm" svg:x="22.5cm" svg:y="0.833cm">
          <draw:text-box>
            <text:p><text:span text:style-name="T6">+id_categorie </text:span><text:span text:style-name="T5">: int</text:span></text:p>
            <text:p text:style-name="P5"><text:span text:style-name="T6">+nom_categorie : string</text:span></text:p>
            <text:p text:style-name="P5"><text:span text:style-name="T6"/></text:p>
            <text:p text:style-name="P5"><text:span text:style-name="T6">getIdCategorie () </text:span><text:span text:style-name="T7">: int</text:span></text:p>
            <text:p text:style-name="P5"><text:span text:style-name="T6">getNomCategorie <text:s/>()</text:span><text:span text:style-name="T7"> : string</text:span></text:p>
            <text:p text:style-name="P5"><text:span text:style-name="T6">setIdCategorie (id) : </text:span><text:span text:style-name="T7">void</text:span></text:p>
            <text:p text:style-name="P5"><text:span text:style-name="T6">setNomCategorie (nom) : </text:span><text:span text:style-name="T7">void</text:span></text:p>
          </draw:text-box>
        </draw:frame>
        <draw:custom-shape draw:style-name="gr33" draw:text-style-name="P1" draw:layer="layout" svg:width="5cm" svg:height="3.167cm" svg:x="0.1cm" svg:y="10.7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0.1cm" svg:y="10.757cm">
          <text:p text:style-name="P2"><text:span text:style-name="T1">Image_produit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cm" svg:height="1.6cm" svg:x="0.1cm" svg:y="12.324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5.5cm" svg:height="2.743cm" svg:x="0cm" svg:y="11.257cm">
          <draw:text-box>
            <text:p><text:span text:style-name="T6">+id_produit </text:span><text:span text:style-name="T5">: int</text:span></text:p>
            <text:p text:style-name="P5"><text:span text:style-name="T6">+chemin_image : string</text:span></text:p>
            <text:p text:style-name="P5"><text:span text:style-name="T6"/></text:p>
            <text:p text:style-name="P5"><text:span text:style-name="T6">getIdProduit () </text:span><text:span text:style-name="T7">: int</text:span></text:p>
            <text:p text:style-name="P5"><text:span text:style-name="T6">getCheminImage ()</text:span><text:span text:style-name="T7"> : string</text:span></text:p>
            <text:p text:style-name="P5"><text:span text:style-name="T6">setIdProduit (id) : </text:span><text:span text:style-name="T7">void</text:span></text:p>
            <text:p text:style-name="P5"><text:span text:style-name="T6">setCheminImage (chemin) : </text:span><text:span text:style-name="T7">void</text:span></text:p>
          </draw:text-box>
        </draw:frame>
        <draw:custom-shape draw:style-name="gr36" draw:text-style-name="P1" draw:layer="layout" svg:width="5cm" svg:height="8.583cm" svg:x="6.6cm" svg:y="5.2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5cm" svg:height="0.5cm" svg:x="6.6cm" svg:y="5.257cm">
          <text:p text:style-name="P2"><text:span text:style-name="T1">Avis_client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cm" svg:height="2.667cm" svg:x="6.6cm" svg:y="5.757cm">
          <text:p/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5cm" svg:height="8.083cm" svg:x="6.5cm" svg:y="5.757cm">
          <draw:text-box>
            <text:p><text:span text:style-name="T6">+id_avis_client </text:span><text:span text:style-name="T5">: int</text:span></text:p>
            <text:p text:style-name="P5"><text:span text:style-name="T6">+id_produit : int</text:span></text:p>
            <text:p text:style-name="P5"><text:span text:style-name="T6">+date_avis : date</text:span></text:p>
            <text:p text:style-name="P5"><text:span text:style-name="T6">+id_client : int</text:span></text:p>
            <text:p text:style-name="P5"><text:span text:style-name="T6">+note : int</text:span></text:p>
            <text:p text:style-name="P5"><text:span text:style-name="T6">+titre : string</text:span></text:p>
            <text:p text:style-name="P5"><text:span text:style-name="T6">+contenu : string</text:span></text:p>
            <text:p text:style-name="P5"><text:span text:style-name="T6"/></text:p>
            <text:p text:style-name="P5"><text:span text:style-name="T6">getIdAvisClient () </text:span><text:span text:style-name="T7">: int</text:span></text:p>
            <text:p text:style-name="P5"><text:span text:style-name="T6">getIdProduit ()</text:span><text:span text:style-name="T7"> : int</text:span></text:p>
            <text:p text:style-name="P5"><text:span text:style-name="T6">getDateAvis ()</text:span><text:span text:style-name="T7"> : date</text:span></text:p>
            <text:p text:style-name="P5"><text:span text:style-name="T6">getIdClient ()</text:span><text:span text:style-name="T7"> : int</text:span></text:p>
            <text:p text:style-name="P5"><text:span text:style-name="T6">getNote ()</text:span><text:span text:style-name="T7"> : int</text:span></text:p>
            <text:p text:style-name="P5"><text:span text:style-name="T6">getTitre ()</text:span><text:span text:style-name="T7"> : string</text:span></text:p>
            <text:p text:style-name="P5"><text:span text:style-name="T6">getContenu () : </text:span><text:span text:style-name="T7">string</text:span></text:p>
            <text:p text:style-name="P5"><text:span text:style-name="T6">setIdAvisClient (id) : </text:span><text:span text:style-name="T7">void</text:span></text:p>
            <text:p text:style-name="P5"><text:span text:style-name="T6">setIdProduit (id) : </text:span><text:span text:style-name="T7">void</text:span></text:p>
            <text:p text:style-name="P5"><text:span text:style-name="T6">setDateAvis (date) : </text:span><text:span text:style-name="T7">void</text:span></text:p>
            <text:p text:style-name="P5"><text:span text:style-name="T6">setIdClient (id) : </text:span><text:span text:style-name="T7">void</text:span></text:p>
            <text:p text:style-name="P5"><text:span text:style-name="T6">setNote (note) : </text:span><text:span text:style-name="T7">void</text:span></text:p>
            <text:p text:style-name="P5"><text:span text:style-name="T6">setTitre (titre) : </text:span><text:span text:style-name="T7">void</text:span></text:p>
            <text:p text:style-name="P5"><text:span text:style-name="T6">setContenu (contenu) : </text:span><text:span text:style-name="T7">void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3T20:14:03.567000000</meta:creation-date>
    <meta:editing-duration>PT13M45S</meta:editing-duration>
    <meta:editing-cycles>5</meta:editing-cycles>
    <meta:generator>LibreOffice/7.1.1.2$Windows_X86_64 LibreOffice_project/fe0b08f4af1bacafe4c7ecc87ce55bb426164676</meta:generator>
    <dc:date>2022-04-13T20:48:48.067000000</dc:date>
    <meta:document-statistic meta:object-count="110"/>
  </office:meta>
</office:document-meta>
</file>